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6cm" style:rel-width="80%" fo:margin-top="0cm" fo:margin-bottom="0.499cm" table:align="center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3.401cm" style:rel-column-width="23*"/>
    </style:style>
    <style:style style:name="Table1.A1" style:family="table-cell">
      <style:table-cell-properties fo:padding="0.101cm" fo:border-left="none" fo:border-right="none" fo:border-top="0.5pt solid #000000" fo:border-bottom="0.5pt solid #000000"/>
    </style:style>
    <style:style style:name="Table1.A2" style:family="table-cell">
      <style:table-cell-properties fo:padding="0.101cm" fo:border="none"/>
    </style:style>
    <style:style style:name="Table1.A3" style:family="table-cell">
      <style:table-cell-properties fo:padding="0.101cm" fo:border-left="none" fo:border-right="none" fo:border-top="none" fo:border-bottom="0.5pt solid #000000"/>
    </style:style>
    <style:style style:name="Table2" style:family="table">
      <style:table-properties style:width="13.6cm" style:rel-width="80%" fo:margin-top="0cm" fo:margin-bottom="0.499cm" table:align="center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2.72cm" style:rel-column-width="23*"/>
    </style:style>
    <style:style style:name="Table2.A1" style:family="table-cell">
      <style:table-cell-properties fo:padding="0.101cm" fo:border-left="none" fo:border-right="none" fo:border-top="0.5pt solid #000000" fo:border-bottom="0.5pt solid #000000"/>
    </style:style>
    <style:style style:name="Table2.A2" style:family="table-cell">
      <style:table-cell-properties fo:padding="0.101cm" fo:border="none"/>
    </style:style>
    <style:style style:name="Table2.A3" style:family="table-cell">
      <style:table-cell-properties fo:padding="0.101cm" fo:border-left="none" fo:border-right="none" fo:border-top="none" fo:border-bottom="0.5pt solid #000000"/>
    </style:style>
    <style:style style:name="P1" style:family="paragraph" style:parent-style-name="Quotations" style:list-style-name="Numbering_20_123"/>
    <style:style style:name="P2" style:family="paragraph" style:parent-style-name="Quotations_20_tight" style:list-style-name="List_20_2"/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ext_20_body" style:list-style-name="List_20_2"/>
    <style:style style:name="P6" style:family="paragraph" style:parent-style-name="Text_20_body_20_tight" style:list-style-name="Numbering_20_123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text:style-name="Internet_20_link" text:visited-style-name="Visited_20_Internet_20_Link"><text:span text:style-name="Definition">Pandoc</text:span></text:a>.<text:line-break/>Indeed, the original writer generates a lot of inline styles in the output ODT (<text:a xlink:type="simple" xlink:href="https://www.libreoffice.org/" text:style-name="Internet_20_link" text:visited-style-name="Visited_20_Internet_20_Link"><text:span text:style-name="Definition">LibreOffice</text:span></text:a>/OpenOffice) document. It makes it difficult to customize the output with a reference document (<text:span text:style-name="Source_5f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text:style-name="Internet_20_link" text:visited-style-name="Visited_20_Internet_20_Link"><text:span text:style-name="Definition">Markdown</text:span></text:a> and then render it in PDF (via <text:a xlink:type="simple" xlink:href="http://www.latex-project.org/" text:style-name="Internet_20_link" text:visited-style-name="Visited_20_Internet_20_Link"><text:span text:style-name="Definition">LaTex</text:span></text:a>, html, or <text:a xlink:type="simple" xlink:href="https://en.wikipedia.org/wiki/OpenDocument" text:style-name="Internet_20_link" text:visited-style-name="Visited_20_Internet_20_Link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xml:id="list2620921113" text:style-name="Numbering_20_123">
        <text:list-item>
          <text:p text:style-name="P6">Implement the basics (bullet lists and numbered lists) and a clean reference doc as a proof of concept.</text:p>
        </text:list-item>
        <text:list-item>
          <text:p text:style-name="P6">Implement Tables</text:p>
        </text:list-item>
        <text:list-item>
          <text:p text:style-name="P6">Implement by iteration all Pandoc objects.</text:p>
        </text:list-item>
        <text:list-item>
          <text:p text:style-name="P6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1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xml:id="list2901195625" text:style-name="List_20_2">
        <text:list-item>
          <text:p text:style-name="P5">Level one</text:p>
          <text:list>
            <text:list-item>
              <text:p text:style-name="P5">Level two</text:p>
            </text:list-item>
            <text:list-item>
              <text:p text:style-name="P5">Level two again</text:p>
              <text:list>
                <text:list-item>
                  <text:p text:style-name="P5">Level three</text:p>
                  <text:list>
                    <text:list-item>
                      <text:p text:style-name="P5">Level Four</text:p>
                    </text:list-item>
                    <text:list-item>
                      <text:p text:style-name="P5">Level Four, <text:span text:style-name="Strong_20_Emphasis">again</text:span> !</text:p>
                    </text:list-item>
                  </text:list>
                </text:list-item>
                <text:list-item>
                  <text:p text:style-name="P5">Level three again</text:p>
                </text:list-item>
              </text:list>
            </text:list-item>
            <text:list-item>
              <text:p text:style-name="P5">Back to level two</text:p>
            </text:list-item>
          </text:list>
        </text:list-item>
        <text:list-item>
          <text:p text:style-name="P5"><text:soft-page-break/>Back to level one</text:p>
        </text:list-item>
        <text:list-item>
          <text:p text:style-name="P5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 tight ordered list:</text:p>
      <text:list xml:id="list125836108060704" text:style-name="Numbering_20_123">
        <text:list-item>
          <text:p text:style-name="P6">Level one</text:p>
          <text:list>
            <text:list-item>
              <text:p text:style-name="P6">Level two</text:p>
            </text:list-item>
            <text:list-item>
              <text:p text:style-name="P6">Level two again</text:p>
              <text:list>
                <text:list-item>
                  <text:p text:style-name="P6">Level three</text:p>
                  <text:list>
                    <text:list-item>
                      <text:p text:style-name="P6">Level Four</text:p>
                    </text:list-item>
                    <text:list-item>
                      <text:p text:style-name="P6">Level Four again</text:p>
                    </text:list-item>
                  </text:list>
                </text:list-item>
                <text:list-item>
                  <text:p text:style-name="P6">Level three again</text:p>
                </text:list-item>
              </text:list>
            </text:list-item>
            <text:list-item>
              <text:p text:style-name="P6">Back to level two</text:p>
            </text:list-item>
          </text:list>
        </text:list-item>
        <text:list-item>
          <text:p text:style-name="P6">Back to level one</text:p>
        </text:list-item>
        <text:list-item>
          <text:p text:style-name="P6">Must</text:p>
        </text:list-item>
        <text:list-item>
          <text:p text:style-name="P6">Go</text:p>
        </text:list-item>
        <text:list-item>
          <text:p text:style-name="P6">To</text:p>
        </text:list-item>
        <text:list-item>
          <text:p text:style-name="P6">
            <text:span text:style-name="Strong_20_Emphasis">Ten</text:span>
          </text:p>
        </text:list-item>
        <text:list-item>
          <text:p text:style-name="P6">Lines</text:p>
        </text:list-item>
        <text:list-item>
          <text:p text:style-name="P6">To show</text:p>
        </text:list-item>
        <text:list-item>
          <text:p text:style-name="P6">alignment</text:p>
        </text:list-item>
        <text:list-item>
          <text:p text:style-name="P6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gger (as reported by D<text:span text:style-name="Superscript">r</text:span> Gregory House) :</text:p>
      <text:p text:style-name="Quotations">You can’t always get what you want.</text:p>
      <text:p text:style-name="Text_20_body">And another from D<text:span text:style-name="Superscript">r</text:span>. Gregory House (MD) :</text:p>
      <text:p text:style-name="Quotations">Reality is almost always wrong</text:p>
      <text:p text:style-name="Quotations">
        <text:span text:style-name="Emphasis">House S1E3</text:span>
      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        <text:span text:style-name="NormalTok"><text:s text:c="4"/>&lt;</text:span>
        <text:span text:style-name="KeywordTok">style:style</text:span>
        <text:span text:style-name="OtherTok"> style:name=</text:span>
        <text:span text:style-name="StringTok">"Quotations"</text:span>
      </text:p>
      <text:p text:style-name="Preformatted_20_Text">
        <text:span text:style-name="OtherTok"><text:s text:c="6"/>style:family=</text:span>
        <text:span text:style-name="StringTok">"paragraph"</text:span>
      </text:p>
      <text:p text:style-name="Preformatted_20_Text">
        <text:span text:style-name="OtherTok"><text:s text:c="6"/>style:parent-style-name=</text:span>
        <text:span text:style-name="StringTok">"Standard"</text:span>
      </text:p>
      <text:p text:style-name="Preformatted_20_Text">
        <text:span text:style-name="OtherTok"><text:s text:c="6"/>style:class=</text:span>
        <text:span text:style-name="StringTok">"html"</text:span>
        <text:span text:style-name="NormalTok">&gt;</text:span>
      </text:p>
      <text:p text:style-name="Preformatted_20_Text">
        <text:span text:style-name="NormalTok">
          <text:s text:c="6"/>
        </text:span>
        <text:span text:style-name="CommentTok">&lt;!-- What about the style:class ? --&gt;</text:span>
      </text:p>
      <text:p text:style-name="Preformatted_20_Text">
        <text:span text:style-name="NormalTok">
          <text:s text:c="6"/>
        </text:span>
        <text:span text:style-name="CommentTok">&lt;!-- Could use style:list-style-name to specify the list to be used in Quotations paragraphs --&gt;</text:span>
      </text:p>
      <text:p text:style-name="Preformatted_20_Text">
        <text:span text:style-name="NormalTok"><text:s text:c="6"/>&lt;</text:span>
        <text:span text:style-name="KeywordTok">style:paragraph-properties</text:span>
      </text:p>
      <text:p text:style-name="Preformatted_20_Text">
        <text:span text:style-name="OtherTok"><text:s text:c="8"/>fo:margin-left=</text:span>
        <text:span text:style-name="StringTok">"1cm"</text:span>
      </text:p>
      <text:p text:style-name="Preformatted_20_Text">
        <text:span text:style-name="OtherTok"><text:s text:c="8"/>fo:margin-right=</text:span>
        <text:span text:style-name="StringTok">"1cm"</text:span>
        <text:span text:style-name="OtherTok"> fo:margin-top=</text:span>
        <text:span text:style-name="StringTok">"0.25cm"</text:span>
      </text:p>
      <text:p text:style-name="Preformatted_20_Text">
        <text:span text:style-name="OtherTok"><text:s text:c="8"/>fo:margin-bottom=</text:span>
        <text:span text:style-name="StringTok">"0.25cm"</text:span>
        <text:span text:style-name="OtherTok"> style:contextual-spacing=</text:span>
        <text:span text:style-name="StringTok">"false"</text:span>
      </text:p>
      <text:p text:style-name="Preformatted_20_Text">
        <text:span text:style-name="OtherTok"><text:s text:c="8"/>fo:text-indent=</text:span>
        <text:span text:style-name="StringTok">"0in"</text:span>
      </text:p>
      <text:p text:style-name="Preformatted_20_Text">
        <text:span text:style-name="OtherTok"><text:s text:c="8"/>style:auto-text-indent=</text:span>
        <text:span text:style-name="StringTok">"false"</text:span>
        <text:span text:style-name="NormalTok"> /&gt;</text:span>
      </text:p>
      <text:p text:style-name="Preformatted_20_Text">
        <text:span text:style-name="NormalTok"><text:s text:c="4"/>&lt;/</text:span>
        <text:span text:style-name="KeywordTok">style:style</text:span>
        <text:span text:style-name="NormalTok">&gt;</text:span>
      </text:p>
      <text:h text:style-name="Heading_20_4" text:outline-level="4"><text:bookmark-start text:name="tables"/><text:soft-page-break/>Tables<text:bookmark-end text:name="tables"/></text:h>
      <text:p text:style-name="Table">Table <text:sequence text:ref-name="refTable0" text:name="Table" text:formula="ooow:Table+1" style:num-format="1">1</text:sequence>: <text:span text:style-name="Emphasis">Simple</text:span> Table</text:p>
      <table:table table:name="Table1" table:style-name="Table1">
        <table:table-column table:style-name="Table1.A" table:number-columns-repeated="4"/>
        <table:table-header-rows>
          <table:table-row>
            <table:table-cell table:style-name="Table1.A1" office:value-type="string">
              <text:p text:style-name="Table_20_Heading">Tables</text:p>
            </table:table-cell>
            <table:table-cell table:style-name="Table1.A1" office:value-type="string">
              <text:p text:style-name="Table_20_Heading">are</text:p>
            </table:table-cell>
            <table:table-cell table:style-name="Table1.A1" office:value-type="string">
              <text:p text:style-name="Table_20_Heading">not</text:p>
            </table:table-cell>
            <table:table-cell table:style-name="Table1.A1" office:value-type="string">
              <text:p text:style-name="Table_20_Heading">easy</text:p>
            </table:table-cell>
          </table:table-row>
        </table:table-header-rows>
        <table:table-row>
          <table:table-cell table:style-name="Table1.A2" office:value-type="string">
            <text:p text:style-name="Table_20_Contents">A</text:p>
          </table:table-cell>
          <table:table-cell table:style-name="Table1.A2" office:value-type="string">
            <text:p text:style-name="Table_20_Contents">B</text:p>
          </table:table-cell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Table_20_Contents">D</text:p>
          </table:table-cell>
        </table:table-row>
        <table:table-row>
          <table:table-cell table:style-name="Table1.A3" office:value-type="string">
            <text:p text:style-name="Table_20_Contents">E</text:p>
          </table:table-cell>
          <table:table-cell table:style-name="Table1.A3" office:value-type="string">
            <text:p text:style-name="Table_20_Contents">F</text:p>
          </table:table-cell>
          <table:table-cell table:style-name="Table1.A3" office:value-type="string">
            <text:p text:style-name="Table_20_Contents">G</text:p>
          </table:table-cell>
          <table:table-cell table:style-name="Table1.A3" office:value-type="string">
            <text:p text:style-name="Table_20_Contents">H</text:p>
          </table:table-cell>
        </table:table-row>
      </table:table>
      <text:p text:style-name="Table">Table <text:sequence text:ref-name="refTable1" text:name="Table" text:formula="ooow:Table+1" style:num-format="1">2</text:sequence>: <text:span text:style-name="Strong_20_Emphasis">Not</text:span> so <text:span text:style-name="Emphasis">Simple</text:span> Table<text:line-break/>Gnouf</text:p>
      <table:table table:name="Table2" table:style-name="Table2">
        <table:table-column table:style-name="Table2.A" table:number-columns-repeated="5"/>
        <table:table-header-rows>
          <table:table-row>
            <table:table-cell table:style-name="Table2.A1" office:value-type="string">
              <text:p text:style-name="P4">Tables</text:p>
            </table:table-cell>
            <table:table-cell table:style-name="Table2.A1" office:value-type="string">
              <text:p text:style-name="Table_20_Heading">are</text:p>
            </table:table-cell>
            <table:table-cell table:style-name="Table2.A1" office:value-type="string">
              <text:p text:style-name="Table_20_Heading">definitely</text:p>
            </table:table-cell>
            <table:table-cell table:style-name="Table2.A1" office:value-type="string">
              <text:p text:style-name="Table_20_Heading">not</text:p>
            </table:table-cell>
            <table:table-cell table:style-name="Table2.A1" office:value-type="string">
              <text:p text:style-name="Table_20_Heading">easy</text:p>
            </table:table-cell>
          </table:table-row>
        </table:table-header-rows>
        <table:table-row>
          <table:table-cell table:style-name="Table2.A2" office:value-type="string">
            <text:p text:style-name="P3">A</text:p>
          </table:table-cell>
          <table:table-cell table:style-name="Table2.A2" office:value-type="string">
            <text:p text:style-name="Table_20_Contents">B</text:p>
          </table:table-cell>
          <table:table-cell table:style-name="Table2.A2" office:value-type="string">
            <text:p text:style-name="Table_20_Contents">1000</text:p>
          </table:table-cell>
          <table:table-cell table:style-name="Table2.A2" office:value-type="string">
            <text:p text:style-name="Table_20_Contents">C</text:p>
          </table:table-cell>
          <table:table-cell table:style-name="Table2.A2" office:value-type="string">
            <text:p text:style-name="Table_20_Contents">D</text:p>
          </table:table-cell>
        </table:table-row>
        <table:table-row>
          <table:table-cell table:style-name="Table2.A3" office:value-type="string">
            <text:p text:style-name="P3">E</text:p>
          </table:table-cell>
          <table:table-cell table:style-name="Table2.A3" office:value-type="string">
            <text:p text:style-name="Table_20_Contents">F</text:p>
          </table:table-cell>
          <table:table-cell table:style-name="Table2.A3" office:value-type="string">
            <text:p text:style-name="Table_20_Contents">25.5</text:p>
          </table:table-cell>
          <table:table-cell table:style-name="Table2.A3" office:value-type="string">
            <text:p text:style-name="Table_20_Contents">G</text:p>
          </table:table-cell>
          <table:table-cell table:style-name="Table2.A3" office:value-type="string">
            <text:p text:style-name="Table_20_Contents">H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 list:</text:p>
      <text:list xml:id="list125836020715750" text:style-name="List_20_2">
        <text:list-item>
          <text:p text:style-name="P2">Level one</text:p>
          <text:list>
            <text:list-item>
              <text:p text:style-name="P2">Level two</text:p>
            </text:list-item>
            <text:list-item>
              <text:p text:style-name="P2">Level two again</text:p>
              <text:list>
                <text:list-item>
                  <text:p text:style-name="P2">Level three</text:p>
                  <text:list>
                    <text:list-item>
                      <text:p text:style-name="P2">Level Four</text:p>
                    </text:list-item>
                    <text:list-item>
                      <text:p text:style-name="P2">Level Four again</text:p>
                    </text:list-item>
                  </text:list>
                </text:list-item>
                <text:list-item>
                  <text:p text:style-name="P2">Level three again</text:p>
                </text:list-item>
              </text:list>
            </text:list-item>
            <text:list-item>
              <text:p text:style-name="P2">Back to level two</text:p>
            </text:list-item>
          </text:list>
        </text:list-item>
        <text:list-item>
          <text:p text:style-name="P2">Back to <text:span text:style-name="Strong_20_Emphasis">level one</text:span></text:p>
        </text:list-item>
        <text:list-item>
          <text:p text:style-name="P2">Ends with Level one</text:p>
        </text:list-item>
      </text:list>
      <text:p text:style-name="Quotations">This is a loose ordered list:</text:p>
      <text:list xml:id="list125835458166018" text:style-name="Numbering_20_123">
        <text:list-item>
          <text:p text:style-name="P1">Level one</text:p>
          <text:list>
            <text:list-item>
              <text:p text:style-name="P1">Level two</text:p>
            </text:list-item>
            <text:list-item>
              <text:p text:style-name="P1">Level two again</text:p>
              <text:list>
                <text:list-item>
                  <text:p text:style-name="P1">Level three</text:p>
                  <text:list>
                    <text:list-item>
                      <text:p text:style-name="P1">Level Four</text:p>
                    </text:list-item>
                    <text:list-item>
                      <text:p text:style-name="P1"><text:soft-page-break/>Level Four again</text:p>
                    </text:list-item>
                  </text:list>
                </text:list-item>
                <text:list-item>
                  <text:p text:style-name="P1">Level three again</text:p>
                </text:list-item>
              </text:list>
            </text:list-item>
            <text:list-item>
              <text:p text:style-name="P1">Back to level two</text:p>
            </text:list-item>
          </text:list>
        </text:list-item>
        <text:list-item>
          <text:p text:style-name="P1">Back to level one</text:p>
        </text:list-item>
        <text:list-item>
          <text:p text:style-name="P1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5f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text:style-name="Internet_20_link" text:visited-style-name="Visited_20_Internet_20_Link"><text:span text:style-name="Definition">GitHub Flavored Markdown</text:span></text:a> (GFM) doesn’t know them and the <text:span text:style-name="Source_5f_Text">~</text:span> syntax is equivalent to the <text:span text:style-name="Source_5f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First_20_paragraph" style:display-name="First paragraph" style:family="paragraph" style:parent-style-name="Text_20_body" style:class="text"/>
    <style:style style:name="Text_20_body_20_tight" style:display-name="Text body tight" style:family="paragraph" style:parent-style-name="Text_20_body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.7cm" fo:margin-right="1cm" fo:margin-top="0.25cm" fo:margin-bottom="0.25cm" style:contextual-spacing="false" fo:text-indent="0cm" style:auto-text-indent="false" fo:padding-left="0.199cm" fo:padding-right="0cm" fo:padding-top="0cm" fo:padding-bottom="0cm" fo:border-left="2.86pt solid #adbca5" fo:border-right="none" fo:border-top="none" fo:border-bottom="none"/>
    </style:style>
    <style:style style:name="Quotations_20_tight" style:display-name="Quotations tight" style:family="paragraph" style:parent-style-name="Quotations">
      <style:paragraph-properties fo:margin-top="0cm" fo:margin-bottom="0cm" style:contextual-spacing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font-size="10pt" fo:language="zxx" fo:country="none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3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" style:display-name="Definition Term" style:family="paragraph" style:parent-style-name="Standard" style:next-style-name="Definition_20_Definition">
      <style:paragraph-properties fo:margin-top="0.15cm" fo:margin-bottom="0.15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199cm" fo:margin-right="0cm" fo:text-indent="0cm" style:auto-text-indent="false"/>
    </style:style>
    <style:style style:name="Table_20_Contents" style:display-name="Table Contents" style:family="paragraph" style:parent-style-name="Table_20_Heading" style:class="extra"/>
    <style:style style:name="Table_20_Heading" style:display-name="Table Heading" style:family="paragraph" style:parent-style-name="Standard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/>
    <style:style style:name="Source_5f_Text" style:display-name="Source_Text" style:family="text">
      <style:text-properties fo:language="zxx" fo:country="none"/>
    </style:style>
    <style:style style:name="Highlighted" style:family="text">
      <style:text-properties fo:background-color="#ffff38"/>
    </style:style>
    <style:style style:name="Underline" style:family="text">
      <style:text-properties style:text-underline-style="solid" style:text-underline-width="auto" style:text-underline-color="font-color"/>
    </style:style>
    <style:style style:name="SmallCaps" style:family="text">
      <style:text-properties fo:font-variant="small-caps"/>
    </style:style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inition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min-label-width="0.9cm" text:min-label-distance="0.3cm" fo:text-align="end"/>
      </text:list-level-style-number>
      <text:list-level-style-number text:level="2" text:style-name="Numbering_20_Symbols" loext:num-list-format="%2%)" style:num-suffix=")" style:num-format="1">
        <style:list-level-properties text:min-label-width="1.799cm" text:min-label-distance="0.3cm" fo:text-align="end"/>
      </text:list-level-style-number>
      <text:list-level-style-number text:level="3" text:style-name="Numbering_20_Symbols" loext:num-list-format="%3%)" style:num-suffix=")" style:num-format="1">
        <style:list-level-properties text:min-label-width="2.701cm" text:min-label-distance="0.3cm" fo:text-align="end"/>
      </text:list-level-style-number>
      <text:list-level-style-number text:level="4" text:style-name="Numbering_20_Symbols" loext:num-list-format="%4%)" style:num-suffix=")" style:num-format="1">
        <style:list-level-properties text:min-label-width="3.6cm" text:min-label-distance="0.3cm" fo:text-align="end"/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distance="0.3cm" fo:text-align="end"/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min-label-width="1.101cm" text:min-label-distance="0.3cm" fo:text-align="end"/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min-label-width="1.7cm" text:min-label-distance="0.3cm" fo:text-align="end"/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min-label-width="2.2cm" text:min-label-distance="0.3cm" fo:text-align="end"/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keyword/>
    <meta:initial-creator/>
    <dc:creator>Christophe Agathon</dc:creator>
    <meta:creation-date>2024-03-18T11:56:02Z</meta:creation-date>
    <dc:date>2024-03-18T13:01:26.337525564</dc:date>
    <meta:editing-duration>PT2M51S</meta:editing-duration>
    <meta:editing-cycles>1</meta:editing-cycles>
    <meta:document-statistic meta:table-count="2" meta:image-count="0" meta:object-count="0" meta:page-count="4" meta:paragraph-count="144" meta:word-count="677" meta:character-count="3839" meta:non-whitespace-character-count="3262"/>
    <meta:user-defined meta:name="automatic-styles"/>
  </office:meta>
</office:document-meta>
</file>